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1073a7"/>
    </style:style>
    <style:style style:name="T1" style:family="text">
      <style:text-properties officeooo:rsid="001073a7"/>
    </style:style>
    <style:style style:name="T2" style:family="text">
      <style:text-properties officeooo:rsid="001255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1 O que significa o acr<text:span text:style-name="T1">ô</text:span>nimo ”API”? Qual <text:span text:style-name="T1">é</text:span> o seu objetivo?</text:p>
      <text:p text:style-name="P1"/>
      <text:p text:style-name="P1">A sigla API refere-se ao termo em inglês "Application Programming Interface" que significa em tradução para o português "Interface de Programação de Aplicativos"</text:p>
      <text:p text:style-name="P1"/>
      <text:p text:style-name="P1">2 Explique o que <text:span text:style-name="T1">é</text:span> o modelo MVC e a moti<text:span text:style-name="T1">vação</text:span> por tr<text:span text:style-name="T1">á</text:span>s de seu uso.</text:p>
      <text:p text:style-name="P1"/>
      <text:p text:style-name="P1">MVC é o acrônimo de Model-View-Controller (em português: Arquitetura Modelo-Visão-Controle - MVC) é um padrão de projeto de software,[1]</text:p>
      <text:p text:style-name="P1">Como o modelo MVC gerencia múltiplos views usando o mesmo modelo é fácil manter, testar e atualizar sistemas compostos;</text:p>
      <text:p text:style-name="P1">É muito simples adicionar novos clientes apenas incluindo seus views e controles;</text:p>
      <text:p text:style-name="P1">Torna a aplicação escalável;</text:p>
      <text:p text:style-name="P1">É possível ter desenvolvimento em paralelo para o modelo, visualizador e controle pois são independentes;</text:p>
      <text:p text:style-name="P1">Facilita o reuso do código;</text:p>
      <text:p text:style-name="P1">Melhor nível de sustentabilidade, pois facilita a manutenção da aplicação;</text:p>
      <text:p text:style-name="P1">Melhor performance, graças a separação em camadas;</text:p>
      <text:p text:style-name="P1">Fácil transformação da interface, sem que haja necessidade de modificar a camada de negócio;</text:p>
      <text:p text:style-name="P1">Melhor desempenho e produtividade, graças a estrutura de pacotes modulares;</text:p>
      <text:p text:style-name="P1">A arquitetura modular permite aos desenvolvedores e designers desenvolverem em paralelo;</text:p>
      <text:p text:style-name="P1">Partes da aplicação podem ser alteradas sem a necessidade de alterar outras. </text:p>
      <text:p text:style-name="P1"/>
      <text:p text:style-name="P1"/>
      <text:p text:style-name="P2">3 O que <text:span text:style-name="T1">é</text:span> ”conven<text:span text:style-name="T1">çã</text:span>o sobre configur<text:span text:style-name="T1">açã</text:span>o”? Explique os benef<text:span text:style-name="T1">í</text:span>cios de sua ado<text:span text:style-name="T1">çã</text:span>o. D<text:span text:style-name="T1">ê</text:span> exemplos!</text:p>
      <text:p text:style-name="P1">Convenção sobre configuração ou programação por convenção (do inglês Convention over configuration - CoC) é um modelo de desenvolvimento de software que busca diminuir o número de decisões que os desenvolvedores precisam tomar. Visa ganhar simplicidade sem perder flexibilidade.</text:p>
      <text:p text:style-name="P1"/>
      <text:p text:style-name="P1">O bordão "convenção sobre configuração" essencialmente significa que o desenvolvedor precisa de definir apenas aspectos não convencionais da aplicação. Por exemplo, podemos adotar uma convenção de nomes, nas quais o nome da tabela no banco de dados será sempre o plural da classe persistente. Se existe uma classe "Venda" no modelo, a tabela correspondente no banco de dados será chamada, por padrão, "vendas". Somente no caso de alguém se desviar deste modelo tornar-se-ia necessário escrever código específico relacionando a classe a tabela, como se se resolvesse chamar a tabela "produtos_vendidos".[1]</text:p>
      <text:p text:style-name="P1"/>
      <text:p text:style-name="P1">4 Explique o que e SQL Injection e quais <text:span text:style-name="T1">são</text:span> os seus problemas.</text:p>
      <text:p text:style-name="P1"/>
      <text:p text:style-name="P1">O SQL Injection é o nome dado a uma falha na codificação de uma aplicação qualquer (seja web ou local) que possibilita, por meio de um input qualquer, a manipulação de uma consulta SQL. Essa manipulação é chamada Injeção, então, o termo Injeção SQL. Resumindo: o SQL Injection é uma técnica de ataque baseada na manipulação do código SQL, que é a linguagem utilizada para troca de informações entre aplicativos e bancos de dados relacionais.</text:p>
      <text:p text:style-name="P1"><text:soft-page-break/></text:p>
      <text:p text:style-name="P1">Os invasores podem usar vulnerabilidades de SQL Injection para ignorar as medidas de segurança do aplicativo. Podem também executar autenticação e autorização de uma página ou aplicativo da Web e recuperar o conteúdo de todo o banco de dados SQL. Além disso, podem usar o SQL Injection para adicionar, modificar e excluir registros no banco de dados.</text:p>
      <text:p text:style-name="P1"/>
      <text:p text:style-name="P1">Uma vulnerabilidade de SQL Injection pode afetar qualquer site ou aplicativo da Web que use um banco de dados SQL como MySQL, Oracle, MS SQL Server entre outros. Os criminosos podem usá-lo para obter acesso não autorizado aos seus dados confidenciais: informações do cliente, dados pessoais, segredos comerciais, propriedade intelectual e muito mais.</text:p>
      <text:p text:style-name="P1"/>
      <text:p text:style-name="P1"/>
      <text:p text:style-name="P1"/>
      <text:p text:style-name="P1"/>
      <text:p text:style-name="P1">5 O que <text:span text:style-name="T1">é</text:span> o problema do produtor-consumidor?</text:p>
      <text:p text:style-name="P1"/>
      <text:p text:style-name="P1">Em computação, o problema do produtor-consumidor (também conhecido como o problema de tampão delimitada ) é um exemplo clássico de uma multi- processo de sincronização problema. O problema descreve dois processos, o produtor e o consumidor, que partilham um comum, de tamanho fixo tampão utilizado como uma fila . O trabalho do produtor é gerar dados, colocá-lo no buffer, e começar de novo. Ao mesmo tempo, o consumidor está a consumir os dados (isto é, retirando-a do tampão), uma peça de cada vez. O problema é ter certeza de que o produtor não irá tentar adicionar dados para o buffer se ele está cheio e que o consumidor não vai tentar remover dados de um buffer vazio.</text:p>
      <text:p text:style-name="P1"/>
      <text:p text:style-name="P1">A solução para o produtor quer seja para ir <text:span text:style-name="T2">dormir</text:span> ou descartar dados se a memória tampão está cheia. A próxima vez que o consumidor retira um item do buffer, ele notifica o produtor, que começa a preencher a reserva novamente. Da mesma forma, o consumidor pode ir dormir se encontra o buffer vazio. A próxima vez que o produtor coloca os dados no buffer, ele acorda o consumidor . A solução pode ser alcançada por meio de comunicação entre processos , tipicamente utilizando semáforos . Uma solução inadequada poderia resultar em um impasse , onde ambos os processos estão à espera de ser acordado. O problema também pode ser generalizada para ter vários produtores e consumidores.</text:p>
      <text:p text:style-name="P1"/>
      <text:p text:style-name="P1"/>
      <text:p text:style-name="P1">6 Explique o que <text:span text:style-name="T2">são</text:span> as tecnologias SOAP e REST</text:p>
      <text:p text:style-name="P1"/>
      <text:p text:style-name="P1">Web Service é uma solução utilizada na integração de sistemas e na comunicação entre aplicações diferentes. Com esta tecnologia é possível que novas aplicações possam interagir com aquelas que já existem e que sistemas desenvolvidos em plataformas diferentes sejam compatíveis. Os Web Services são componentes que permitem às aplicações enviar e receber dados. Cada aplicação pode ter a sua própria "linguagem", que é traduzida para uma linguagem universal, um formato intermediário como XML, Json, CSV, etc.</text:p>
      <text:p text:style-name="P1"/>
      <text:p text:style-name="P1">Para as empresas, os Web Services podem trazer agilidade para os processos e eficiência na comunicação entre cadeias de produção ou de logística. Toda e qualquer <text:soft-page-break/>comunicação entre sistemas passa a ser dinâmica e principalmente segura, pois não há intervenção humana.</text:p>
      <text:p text:style-name="P1"/>
      <text:p text:style-name="P1">Essencialmente, o Web Service faz com que os recursos da aplicação do software estejam disponíveis sobre a rede de forma normalizada. Outras tecnologias fazem a mesma coisa; por exemplo, os browsers da Internet acessam as páginas Web disponíveis usando por norma as tecnologias da Internet, HTTP e HTML. No entanto, estas tecnologias não são bem sucedidas na comunicação e integração de aplicações. Existe uma grande motivação sobre a tecnologia Web Service pois possibilita que diferentes aplicações comuniquem-se entre si e utilizem recursos diferentes.</text:p>
      <text:p text:style-name="P1"/>
      <text:p text:style-name="P1">Utilizando a tecnologia Web Service, uma aplicação pode invocar outra para efetuar tarefas simples ou complexas mesmo que as duas aplicações estejam em diferentes sistemas e escritas em linguagens diferentes. Por outras palavras, os Web Services fazem com que os seus recursos estejam disponíveis para que qualquer aplicação cliente possa operar e extrair os recursos fornecidos pelo Web Service.</text:p>
      <text:p text:style-name="P1"/>
      <text:p text:style-name="P1">O SOAP (Simple Object Access Protocol) baseia-se numa invocação remota de um método e para tal necessita especificar o endereço do componente, o nome do método e os argumentos para esse método. Estes dados são formatados em XML com determinadas regras e enviados normalmente por HTTP para esse componente. Não define ou impõe qualquer semântica, quer seja o modelo de programação, quer seja a semântica específica da implementação. Este aspecto é extremamente importante, pois permite que quer o serviço, quer o cliente que invoca o serviço sejam aplicações desenvolvidas sobre diferentes linguagens de programação. Por esta razão, o SOAP tornou-se uma norma aceita para se utilizar com Web Services, uma tecnologia construída com base em XML e HTTP. Desta forma, pretende-se garantir a interoperabilidade e intercomunicação entre diferentes sistemas, através da utilização da linguagem XML e do mecanismo de transporte HTTP ou outro como, por exemplo, SMTP. O SOAP permite que os documentos XML de envio e de recepção sobre a Web suportem um protocolo comum de transferência de dados para uma comunicação de rede eficaz, ou seja, o SOAP providencia o transporte de dados para os Web Services</text:p>
      <text:p text:style-name="P1"/>
      <text:p text:style-name="P1">A Representational State Transfer (REST), em português Transferência de Estado Representacional, é um estilo de arquitetura que define um conjunto de restrições e propriedades baseados em HTTP. Web Services que obedecem ao estilo arquitetural REST, ou web services RESTful, fornecem interoperabilidade entre sistemas de computadores na Internet. As webs service compatíveis com REST permitem que os sistemas solicitantes acessem e manipulem representações textuais de recursos da Web usando um conjunto uniforme e predefinido de operações sem estado. Outros tipos de web services, como web services SOAP, expõem seus próprios conjuntos arbitrários de operaçõ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3:26:41.651000000</meta:creation-date>
    <dc:date>2020-08-10T13:45:45.311000000</dc:date>
    <meta:editing-duration>PT7M30S</meta:editing-duration>
    <meta:editing-cycles>2</meta:editing-cycles>
    <meta:generator>LibreOffice/6.2.1.2$Windows_X86_64 LibreOffice_project/7bcb35dc3024a62dea0caee87020152d1ee96e71</meta:generator>
    <meta:document-statistic meta:table-count="0" meta:image-count="0" meta:object-count="0" meta:page-count="3" meta:paragraph-count="32" meta:word-count="1324" meta:character-count="8441" meta:non-whitespace-character-count="7148"/>
  </office:meta>
</office:document-meta>
</file>